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Phetsarath OT" svg:font-family="'Phetsarath O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695cm"/>
    </style:style>
    <style:style style:name="gr2" style:family="graphic" style:parent-style-name="standard">
      <style:graphic-properties svg:stroke-color="#000000" draw:marker-end-width="0cm" draw:fill="solid" draw:fill-color="#ffffff" draw:textarea-horizontal-align="justify" draw:textarea-vertical-align="middle" draw:auto-grow-height="false" fo:min-height="1.655cm" fo:min-width="3.696cm"/>
    </style:style>
    <style:style style:name="gr3" style:family="graphic" style:parent-style-name="standard">
      <style:graphic-properties svg:stroke-color="#000000" draw:marker-end-width="0cm" draw:fill="solid" draw:fill-color="#ffffff" draw:textarea-horizontal-align="justify" draw:textarea-vertical-align="middle" draw:auto-grow-height="false" fo:min-height="1.655cm" fo:min-width="4.161cm"/>
    </style:style>
    <style:style style:name="gr4" style:family="graphic" style:parent-style-name="standard">
      <style:graphic-properties svg:stroke-color="#000000" draw:marker-end-width="0cm" draw:fill="solid" draw:fill-color="#ffffff" draw:textarea-horizontal-align="justify" draw:textarea-vertical-align="middle" draw:auto-grow-height="false" fo:min-height="1.657cm" fo:min-width="3.86cm"/>
    </style:style>
    <style:style style:name="gr5" style:family="graphic" style:parent-style-name="standard">
      <style:graphic-properties svg:stroke-color="#000000" draw:marker-end-width="0cm" draw:fill="solid" draw:fill-color="#ffffff" draw:textarea-horizontal-align="justify" draw:textarea-vertical-align="middle" draw:auto-grow-height="false" fo:min-height="2.217cm" fo:min-width="3.898cm"/>
    </style:style>
    <style:style style:name="gr6" style:family="graphic" style:parent-style-name="standard">
      <style:graphic-properties svg:stroke-color="#000000" draw:marker-end-width="0cm" draw:fill="solid" draw:fill-color="#ffffff" draw:textarea-horizontal-align="justify" draw:textarea-vertical-align="middle" draw:auto-grow-height="false" fo:min-height="2.266cm" fo:min-width="2.229cm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 draw:shadow-offset-x="0.203cm" draw:shadow-offset-y="0.203cm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29cm" fo:min-width="6.1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9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71cm"/>
    </style:style>
    <style:style style:name="gr12" style:family="graphic" style:parent-style-name="standard">
      <style:graphic-properties svg:stroke-color="#000000" draw:marker-end-width="0cm" draw:fill="solid" draw:fill-color="#ffffff" draw:textarea-horizontal-align="justify" draw:textarea-vertical-align="middle" draw:auto-grow-height="false" fo:min-height="1.747cm" fo:min-width="4.461cm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fo:color="#ff3333" fo:font-size="18pt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ff3333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3333" fo:font-size="18pt" fo:font-weight="bold" style:font-size-asian="18pt" style:font-size-complex="18pt"/>
    </style:style>
    <style:style style:name="T3" style:family="text">
      <style:text-properties fo:color="#ff3333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5cm" svg:height="1.905cm" svg:x="2.447cm" svg:y="2.297cm">
          <text:p text:style-name="P1">Indigo Book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196cm" svg:height="1.905cm" svg:x="2.397cm" svg:y="6.934cm">
          <text:p text:style-name="P1">Popup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4.661cm" svg:height="1.905cm" svg:x="2.447cm" svg:y="15.198cm">
          <text:p text:style-name="P1">“Save” button</text:p>
          <text:p text:style-name="P1">(IB popup)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4.359cm" svg:height="2.16cm" svg:x="8.144cm" svg:y="6.915cm">
          <text:p text:style-name="P1">Jurism Library</text:p>
          <text:p text:style-name="P1">Item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xml:id="id5" draw:id="id5" draw:layer="layout" svg:width="4.397cm" svg:height="2.794cm" svg:x="9.195cm" svg:y="14.814cm">
          <text:p text:style-name="P1">JM Style Tests</text:p>
          <text:p text:style-name="P1"><text:span text:style-name="T1">pull request</text:span></text:p>
          <text:p text:style-name="P1">(github repo)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" xml:id="id6" draw:id="id6" draw:layer="layout" svg:width="3.857cm" svg:height="3.556cm" svg:x="15.986cm" svg:y="13.628cm">
          <text:p text:style-name="P1">Discu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4.544cm" svg:y1="4.202cm" svg:x2="4.495cm" svg:y2="6.934cm" draw:start-shape="id1" draw:start-glue-point="2" draw:end-shape="id2" draw:end-glue-point="0" svg:d="M4544 4202c0 2047-49 682-49 2732" svg:viewBox="0 0 50 2733">
          <text:p/>
        </draw:connector>
        <draw:connector draw:style-name="gr8" draw:text-style-name="P3" draw:layer="layout" draw:type="curve" svg:x1="4.495cm" svg:y1="8.839cm" svg:x2="4.777cm" svg:y2="15.198cm" draw:start-shape="id2" draw:start-glue-point="2" draw:end-shape="id3" draw:end-glue-point="0" svg:d="M4495 8839c0 4768 282 1589 282 6359" svg:viewBox="0 0 283 6360">
          <text:p/>
        </draw:connector>
        <draw:connector draw:style-name="gr8" draw:text-style-name="P3" draw:layer="layout" draw:type="curve" svg:x1="8.144cm" svg:y1="7.995cm" svg:x2="6.593cm" svg:y2="7.886cm" draw:start-shape="id4" draw:start-glue-point="5" draw:end-shape="id2" draw:end-glue-point="1" svg:d="M8144 7995c-1164 0-389-109-1551-109" svg:viewBox="0 0 1552 110">
          <text:p/>
        </draw:connector>
        <draw:connector draw:style-name="gr8" draw:text-style-name="P3" draw:layer="layout" draw:type="curve" svg:x1="7.108cm" svg:y1="16.15cm" svg:x2="9.195cm" svg:y2="16.211cm" draw:start-shape="id3" draw:start-glue-point="1" draw:end-shape="id5" draw:end-glue-point="5" svg:d="M7108 16150c1564 0 521 61 2087 61" svg:viewBox="0 0 2088 62">
          <text:p/>
        </draw:connector>
        <draw:connector draw:style-name="gr8" draw:text-style-name="P3" draw:layer="layout" draw:type="curve" svg:x1="13.592cm" svg:y1="16.211cm" svg:x2="15.986cm" svg:y2="15.406cm" draw:start-shape="id5" draw:start-glue-point="7" draw:end-shape="id6" draw:end-glue-point="6" svg:d="M13592 16211c1794 0 597-805 2394-805" svg:viewBox="0 0 2395 806">
          <text:p/>
        </draw:connector>
        <draw:custom-shape draw:style-name="gr9" draw:text-style-name="P2" xml:id="id7" draw:id="id7" draw:layer="layout" svg:width="6.606cm" svg:height="4.445cm" svg:x="12.555cm" svg:y="1cm">
          <text:p text:style-name="P1">Revision</text:p>
          <text:p text:style-name="P1">And</text:p>
          <text:p text:style-name="P1">Regeneratio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3" draw:layer="layout" draw:type="curve" draw:line-skew="1.702cm" svg:x1="12.555cm" svg:y1="3.223cm" svg:x2="6.642cm" svg:y2="3.249cm" draw:start-shape="id7" draw:start-glue-point="6" draw:end-shape="id1" draw:end-glue-point="1" svg:d="M12555 3223c-1882 0 1074 26-5913 26" svg:viewBox="0 0 5914 27">
          <text:p/>
        </draw:connector>
        <draw:frame draw:style-name="gr10" draw:text-style-name="P4" draw:layer="layout" svg:width="3.461cm" svg:height="0.962cm" draw:transform="rotate (0.738274273593601) translate (0.818cm 6.689cm)">
          <draw:text-box>
            <text:p><text:span text:style-name="T2">Start here</text:span></text:p>
          </draw:text-box>
        </draw:frame>
        <draw:frame draw:style-name="gr11" draw:text-style-name="P5" draw:layer="layout" svg:width="4.071cm" svg:height="0.962cm" draw:transform="rotate (0.0144862327915529) translate (7.747cm 3.496cm)">
          <draw:text-box>
            <text:p><text:span text:style-name="T3">New edition</text:span></text:p>
          </draw:text-box>
        </draw:frame>
        <draw:custom-shape draw:style-name="gr12" draw:text-style-name="P2" xml:id="id8" draw:id="id8" draw:layer="layout" svg:width="4.96cm" svg:height="2.262cm" svg:x="11.544cm" svg:y="10.822cm">
          <text:p text:style-name="P1">JM Style Tests</text:p>
          <text:p text:style-name="P1"><text:span text:style-name="T1">merg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3" draw:layer="layout" draw:type="curve" svg:x1="17.915cm" svg:y1="13.628cm" svg:x2="16.504cm" svg:y2="11.953cm" draw:start-shape="id6" draw:start-glue-point="4" draw:end-shape="id8" draw:end-glue-point="7" svg:d="M17915 13628c0-1117-470-1675-1411-1675" svg:viewBox="0 0 1412 1676">
          <text:p/>
        </draw:connector>
        <draw:custom-shape draw:style-name="gr12" draw:text-style-name="P2" xml:id="id9" draw:id="id9" draw:layer="layout" svg:width="4.96cm" svg:height="2.262cm" svg:x="14.063cm" svg:y="6.837cm">
          <text:p text:style-name="P1">JM Styles</text:p>
          <text:p text:style-name="P1"><text:span text:style-name="T1">revis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3" draw:text-style-name="P3" draw:layer="layout" draw:type="curve" svg:x1="14.024cm" svg:y1="10.822cm" svg:x2="16.543cm" svg:y2="9.099cm" draw:start-shape="id8" draw:start-glue-point="4" draw:end-shape="id9" draw:end-glue-point="6" svg:d="M14024 10822c0-1291 2519-430 2519-1723" svg:viewBox="0 0 2520 1724">
          <text:p/>
        </draw:connector>
        <draw:connector draw:style-name="gr13" draw:text-style-name="P3" draw:layer="layout" draw:type="curve" svg:x1="16.543cm" svg:y1="6.837cm" svg:x2="15.858cm" svg:y2="5.445cm" draw:start-shape="id9" draw:start-glue-point="4" draw:end-shape="id7" draw:end-glue-point="7" svg:d="M16543 6837c0-1044-685-348-685-1392" svg:viewBox="0 0 686 13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Phetsarath OT" svg:font-family="'Phetsarath OT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lo" style:country-complex="L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Phetsarath OT" style:font-family-complex="'Phetsarath OT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k Bennett</meta:initial-creator>
    <meta:creation-date>2020-01-23T19:14:46.498597702</meta:creation-date>
    <dc:date>2020-02-09T17:13:34.996215995</dc:date>
    <dc:creator>Frank Bennett</dc:creator>
    <meta:editing-duration>PT22M17S</meta:editing-duration>
    <meta:editing-cycles>5</meta:editing-cycles>
    <meta:generator>LibreOffice/6.2.8.2$Linux_X86_64 LibreOffice_project/f82ddfca21ebc1e222a662a32b25c0c9d20169ee</meta:generator>
    <meta:document-statistic meta:object-count="20"/>
  </office:meta>
</office:document-meta>
</file>